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b7513" officeooo:paragraph-rsid="000b7513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0b7513" officeooo:paragraph-rsid="000b7513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fo:font-weight="bold" officeooo:rsid="000b7513" officeooo:paragraph-rsid="000b7513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dc679" officeooo:paragraph-rsid="000dc679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2pt" fo:font-weight="normal" officeooo:rsid="000b7513" officeooo:paragraph-rsid="000b751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b7513" officeooo:paragraph-rsid="000d22e7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d22e7" officeooo:paragraph-rsid="000d22e7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dc679" officeooo:paragraph-rsid="000dc679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fa970" officeooo:paragraph-rsid="000fa97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197c3" officeooo:paragraph-rsid="001197c3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24f43" officeooo:paragraph-rsid="00124f43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2d46c" officeooo:paragraph-rsid="0012d46c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3a674" officeooo:paragraph-rsid="0013a674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bold" officeooo:rsid="000d22e7" officeooo:paragraph-rsid="000d22e7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13a674" officeooo:paragraph-rsid="0013a674" style:font-size-asian="10.5pt" style:font-weight-asian="bold" style:font-size-complex="12pt" style:font-weight-complex="bold"/>
    </style:style>
    <style:style style:name="T1" style:family="text">
      <style:text-properties officeooo:rsid="000b7513"/>
    </style:style>
    <style:style style:name="T2" style:family="text">
      <style:text-properties officeooo:rsid="000dc679"/>
    </style:style>
    <style:style style:name="T3" style:family="text">
      <style:text-properties officeooo:rsid="0013a6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elo relacional</text:p>
      <text:p text:style-name="P1"/>
      <text:p text:style-name="P3">Ejercicio <text:span text:style-name="T2">2</text:span>:</text:p>
      <text:p text:style-name="P3"/>
      <text:p text:style-name="P6">COCHE (#matricula, marca, modelo, color, precio) siendo:</text:p>
      <text:p text:style-name="P6"><text:tab/>#matricula es cadena no nulo,</text:p>
      <text:p text:style-name="P6"><text:tab/>marca es cadena no nulo,</text:p>
      <text:p text:style-name="P6"><text:tab/>modelo es cadena no nulo,</text:p>
      <text:p text:style-name="P6"><text:tab/>color es cadena no nulo,</text:p>
      <text:p text:style-name="P6"><text:tab/>precio es real no nulo,</text:p>
      <text:p text:style-name="P6"><text:tab/>PK(matricula)</text:p>
      <text:p text:style-name="P3"/>
      <text:p text:style-name="P5">CLIENTE (#NIF, nombre, direccion, ciudad, tfno, matricula_coche) siendo:</text:p>
      <text:p text:style-name="P5"><text:tab/>#NIF es cadena no nulo,</text:p>
      <text:p text:style-name="P5"><text:tab/>nombre es cadena no nulo,</text:p>
      <text:p text:style-name="P5"><text:tab/>direccion es cadena no nulo,</text:p>
      <text:p text:style-name="P5"><text:tab/>ciudad es cadena no nulo,</text:p>
      <text:p text:style-name="P5"><text:tab/>tfno es entero no nulo,</text:p>
      <text:p text:style-name="P5"><text:tab/>matricula_coche es cadena no nulo,</text:p>
      <text:p text:style-name="P5"><text:tab/>PK(NIF)</text:p>
      <text:p text:style-name="P5"><text:tab/>FK(matricula_coche/COCHE(matricula))</text:p>
      <text:p text:style-name="P5"/>
      <text:p text:style-name="P7">REVISION (#codigo, filtro, aceite, frenos, matricula_coche) siendo:</text:p>
      <text:p text:style-name="P7"><text:tab/>#codigo es entero no nulo,</text:p>
      <text:p text:style-name="P7"><text:tab/>filtro es cadena no nulo,</text:p>
      <text:p text:style-name="P7"><text:tab/>aceite es cadena no nulo,</text:p>
      <text:p text:style-name="P7"><text:tab/>frenos es cadena no nulo,</text:p>
      <text:p text:style-name="P7"><text:tab/>matricula_coche es cadena no nulo,</text:p>
      <text:p text:style-name="P7"><text:tab/>PK(codigo)</text:p>
      <text:p text:style-name="P7"><text:tab/><text:span text:style-name="T1">FK(matricula_coche/COCHE(matricula))</text:span></text:p>
      <text:p text:style-name="P5"/>
      <text:p text:style-name="P14">Normalizacion:</text:p>
      <text:p text:style-name="P14"/>
      <text:p text:style-name="P7">¿Está en tercera forma normal? Para saber si está en tercera forma normal, primero debemos asegurarnos que esté en segunda forma normal. Y para saber si está en segunda forma normal debemos realizar la primera forma normal previamente;</text:p>
      <text:p text:style-name="P7"/>
      <text:p text:style-name="P7">1ª Forma normal: Esta forma normal nos dice que todos los atributos deben de ser atómicos. Nuestro ejercicio está en primera forma normal.</text:p>
      <text:p text:style-name="P7"/>
      <text:p text:style-name="P7">2ª Forma normal: Para saber si está en segunda forma normal, los atributos que no forman parte de la clave deben depender de la clave de forma total y no de forma parcial. Nuestro ejercicio está en segunda forma normal.</text:p>
      <text:p text:style-name="P7"/>
      <text:p text:style-name="P7">3ª Forma normal: Esta forma normal nos indica que los atributos que no son clave no pueden depender de otros atributos que no son clave. <text:span text:style-name="T2">Nuestro ejercicio está en tercera forma normal.</text:span></text:p>
      <text:p text:style-name="P7"/>
      <text:p text:style-name="P7"/>
      <text:p text:style-name="P7"/>
      <text:p text:style-name="P7"/>
      <text:p text:style-name="P7"/>
      <text:p text:style-name="P4"><text:soft-page-break/>Ejercicio 3:</text:p>
      <text:p text:style-name="P4"/>
      <text:p text:style-name="P8">CLIENTE (#DNI, nombre, apellidos, direccion, tfno) siendo:</text:p>
      <text:p text:style-name="P8"><text:tab/>#DNI es cadena no nulo,</text:p>
      <text:p text:style-name="P8"><text:tab/>nombre es cadena no nulo,</text:p>
      <text:p text:style-name="P8"><text:tab/>apellidos es cadena no nulo,</text:p>
      <text:p text:style-name="P8"><text:tab/>direccion es cadena no nulo,</text:p>
      <text:p text:style-name="P8"><text:tab/>tfno es cadena no nulo,</text:p>
      <text:p text:style-name="P8"><text:tab/>PK(DNI)</text:p>
      <text:p text:style-name="P8"/>
      <text:p text:style-name="P8">COCHE (#matricula, marca, modelo, color) siendo:</text:p>
      <text:p text:style-name="P8"><text:tab/>#matricula es cadena no nulo,</text:p>
      <text:p text:style-name="P8"><text:tab/>marca es cadena no nulo,</text:p>
      <text:p text:style-name="P8"><text:tab/>modelo es cadena no nulo,</text:p>
      <text:p text:style-name="P8"><text:tab/>color es cadena no nulo,</text:p>
      <text:p text:style-name="P8"><text:tab/>PK(matricula)</text:p>
      <text:p text:style-name="P8"/>
      <text:p text:style-name="P8">COMPRA (#matricula_coche, DNI_cliente) siendo:</text:p>
      <text:p text:style-name="P8"><text:tab/>#matricula_coche es cadena no nulo,</text:p>
      <text:p text:style-name="P8"><text:tab/>DNI_cliente es cadena no nulo,</text:p>
      <text:p text:style-name="P8"><text:tab/>PK(matricula_coche)</text:p>
      <text:p text:style-name="P8"><text:tab/>FK(matricula_coche/COCHE(matricula))</text:p>
      <text:p text:style-name="P8"><text:tab/>FK(DNI_cliente/CLIENTE(DNI))</text:p>
      <text:p text:style-name="P8"/>
      <text:p text:style-name="P9">COCHE_NUEVO (#matricula_coche, unidades) siendo:</text:p>
      <text:p text:style-name="P9"><text:tab/>#matricula_coche es cadena no nulo,</text:p>
      <text:p text:style-name="P9"><text:tab/>unidades es entero no nulo,</text:p>
      <text:p text:style-name="P9"><text:tab/>PK(matricula_coche)</text:p>
      <text:p text:style-name="P9"><text:tab/>FK(matricula_coche/COCHE(matricula))</text:p>
      <text:p text:style-name="P9"/>
      <text:p text:style-name="P10">COCHE_USADO (#matricula_coche, kilometros) siendo:</text:p>
      <text:p text:style-name="P10"><text:tab/>#matricula_coche es cadena no nulo,</text:p>
      <text:p text:style-name="P10"><text:tab/>kilometros es entero no nulo,</text:p>
      <text:p text:style-name="P10"><text:tab/>PK(matricula_coche)</text:p>
      <text:p text:style-name="P10"><text:tab/>FK(matricula_coche/COCHE(matricula))</text:p>
      <text:p text:style-name="P10"/>
      <text:p text:style-name="P11">MECANICO (#DNI, nombre, apellidos, fecha_contratacion, salario) siendo:</text:p>
      <text:p text:style-name="P11"><text:tab/>DNI es cadena no nulo,</text:p>
      <text:p text:style-name="P11"><text:tab/>nombre es cadena no nulo,</text:p>
      <text:p text:style-name="P11"><text:tab/>apellidos es cadena no nulo,</text:p>
      <text:p text:style-name="P11"><text:tab/>fecha_contratacion es fecha no nulo,</text:p>
      <text:p text:style-name="P11"><text:tab/>salario es real no nulo,</text:p>
      <text:p text:style-name="P11"><text:tab/>PK(DNI)</text:p>
      <text:p text:style-name="P11"/>
      <text:p text:style-name="P12">REPARA (#DNI_mecanico, #matricula_coche, fecha_reparacion, horas) siendo:</text:p>
      <text:p text:style-name="P12"><text:tab/>#DNI_mecanico es cadena no nulo,</text:p>
      <text:p text:style-name="P12"><text:tab/>#matricula_coche es cadena no nulo,</text:p>
      <text:p text:style-name="P12"><text:tab/>fecha_reparacion es fecha no nulo,</text:p>
      <text:p text:style-name="P12"><text:tab/>horas es <text:span text:style-name="T3">entero no nulo,</text:span></text:p>
      <text:p text:style-name="P12"><text:tab/>PK(DNI_mecanico, matricula_coche)</text:p>
      <text:p text:style-name="P12"><text:tab/>FK(DNI_mecanico/MECANICO(DNI))</text:p>
      <text:p text:style-name="P12"><text:tab/>FK(matricula_coche/COCHE(matricula))</text:p>
      <text:p text:style-name="P15"><text:soft-page-break/>Normalizacion:</text:p>
      <text:p text:style-name="P15"/>
      <text:p text:style-name="P13">¿Está en tercera forma normal? Como ya hemos explicado en el ejercicio anterior, para saber la tercera forma normal previamente debemos cerciorarnos de si cumple la primera y segunda forma normal.</text:p>
      <text:p text:style-name="P13"/>
      <text:p text:style-name="P13">1ª forma normal: Nuestro ejercicio estará en primera forma normal si todos los atributos son atómicos. En este caso si está en primera forma normal</text:p>
      <text:p text:style-name="P13"/>
      <text:p text:style-name="P13">2ª forma normal: Este ejercicio estará en segunda forma normal si los atributos que no son clave dependen de la clave de forma completa y no de una parte de ella. Este ejercicio si está en segunda forma normal</text:p>
      <text:p text:style-name="P13"/>
      <text:p text:style-name="P13">3ª forma normal: Nuestro ejercicio está en tercera forma normal si los atributos que no son clave no dependen de otros atributos que no son clave. Nuestro ejercicio está en tercera forma normal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5T13:00:03.527558454</meta:creation-date>
    <dc:date>2021-12-15T13:32:21.031378579</dc:date>
    <meta:editing-duration>PT32M15S</meta:editing-duration>
    <meta:editing-cycles>8</meta:editing-cycles>
    <meta:generator>LibreOffice/7.0.4.2$Linux_X86_64 LibreOffice_project/00$Build-2</meta:generator>
    <meta:document-statistic meta:table-count="0" meta:image-count="0" meta:object-count="0" meta:page-count="3" meta:paragraph-count="81" meta:word-count="548" meta:character-count="3756" meta:non-whitespace-character-count="3231"/>
  </office:meta>
</office:document-meta>
</file>